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font-size="20pt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Sylfaen" fo:font-family="Sylfaen" style:font-style-name="Regular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7-14T00:51:51.570000000</dc:date>
    <meta:document-statistic meta:object-count="277"/>
  </office:meta>
</office:document-meta>
</file>